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20000005573EF1411125D458C3.png" manifest:media-type="image/png"/>
  <manifest:file-entry manifest:full-path="Pictures/10000000000004200000055781685D9463ECE989.png" manifest:media-type="image/png"/>
  <manifest:file-entry manifest:full-path="Pictures/100000000000042000000557C876F0E4C2CCE76A.png" manifest:media-type="image/png"/>
  <manifest:file-entry manifest:full-path="Pictures/10000000000004200000055732A873183E16DBE7.png" manifest:media-type="image/png"/>
  <manifest:file-entry manifest:full-path="Pictures/100000000000042000000557B1183BD5C003F760.png" manifest:media-type="image/png"/>
  <manifest:file-entry manifest:full-path="Pictures/100000000000042000000557FACFC6174D5F4711.png" manifest:media-type="image/png"/>
  <manifest:file-entry manifest:full-path="Pictures/10000000000004200000055788F951C6980325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pecial Elite" svg:font-family="'Special Elite'" style:font-pitch="variable"/>
    <style:font-face style:name="Special Elite1" svg:font-family="'Special Elite'" style:font-adornments="Regular" style:font-pitch="variable"/>
  </office:font-face-decls>
  <office:automatic-styles>
    <style:style style:name="P1" style:family="paragraph" style:parent-style-name="Header">
      <style:text-properties style:font-name="Special Elite" fo:font-size="14pt" officeooo:rsid="000f1ed4" officeooo:paragraph-rsid="000f1ed4" style:font-size-asian="14pt" style:font-size-complex="14pt"/>
    </style:style>
    <style:style style:name="P2" style:family="paragraph" style:parent-style-name="Header">
      <style:text-properties style:font-name="Special Elite" fo:font-size="14pt" officeooo:rsid="000f1ed4" officeooo:paragraph-rsid="0011123e" style:font-size-asian="14pt" style:font-size-complex="14pt"/>
    </style:style>
    <style:style style:name="P3" style:family="paragraph" style:parent-style-name="Header">
      <style:text-properties style:font-name="Special Elite" fo:font-size="14pt" officeooo:rsid="000f1ed4" officeooo:paragraph-rsid="00111a2f" style:font-size-asian="14pt" style:font-size-complex="14pt"/>
    </style:style>
    <style:style style:name="P4" style:family="paragraph" style:parent-style-name="Header">
      <style:text-properties style:font-name="Special Elite" fo:font-size="14pt" officeooo:rsid="000f1ed4" officeooo:paragraph-rsid="0011ec57" style:font-size-asian="14pt" style:font-size-complex="14pt"/>
    </style:style>
    <style:style style:name="P5" style:family="paragraph" style:parent-style-name="Header">
      <style:text-properties style:font-name="Special Elite" fo:font-size="14pt" officeooo:rsid="000f1ed4" officeooo:paragraph-rsid="001383c5" style:font-size-asian="14pt" style:font-size-complex="14pt"/>
    </style:style>
    <style:style style:name="P6" style:family="paragraph" style:parent-style-name="Header">
      <style:text-properties style:font-name="Special Elite" fo:font-size="14pt" officeooo:rsid="000f1ed4" officeooo:paragraph-rsid="0014c644" style:font-size-asian="14pt" style:font-size-complex="14pt"/>
    </style:style>
    <style:style style:name="P7" style:family="paragraph" style:parent-style-name="Footer">
      <style:text-properties style:font-name="Special Elite" fo:font-size="14pt" officeooo:rsid="0011123e" officeooo:paragraph-rsid="0011123e" style:font-size-asian="14pt" style:font-size-complex="14pt"/>
    </style:style>
    <style:style style:name="P8" style:family="paragraph" style:parent-style-name="Footer">
      <style:text-properties style:font-name="Special Elite" fo:font-size="14pt" officeooo:rsid="0011123e" officeooo:paragraph-rsid="00111a2f" style:font-size-asian="14pt" style:font-size-complex="14pt"/>
    </style:style>
    <style:style style:name="P9" style:family="paragraph" style:parent-style-name="Footer">
      <style:text-properties style:font-name="Special Elite" fo:font-size="14pt" officeooo:rsid="0011123e" officeooo:paragraph-rsid="0011ec57" style:font-size-asian="14pt" style:font-size-complex="14pt"/>
    </style:style>
    <style:style style:name="P10" style:family="paragraph" style:parent-style-name="Footer">
      <style:text-properties style:font-name="Special Elite" fo:font-size="14pt" officeooo:rsid="0011123e" officeooo:paragraph-rsid="001457cf" style:font-size-asian="14pt" style:font-size-complex="14pt"/>
    </style:style>
    <style:style style:name="P11" style:family="paragraph" style:parent-style-name="Footer">
      <style:text-properties style:font-name="Special Elite" fo:font-size="14pt" officeooo:rsid="0011123e" officeooo:paragraph-rsid="0014c644" style:font-size-asian="14pt" style:font-size-complex="14pt"/>
    </style:style>
    <style:style style:name="P12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4pt" style:text-underline-style="solid" style:text-underline-width="auto" style:text-underline-color="font-color" fo:font-weight="bold" officeooo:rsid="0022f20c" officeooo:paragraph-rsid="0022f20c" style:font-size-asian="14pt" style:font-weight-asian="bold" style:font-size-complex="14pt" style:font-weight-complex="bold"/>
    </style:style>
    <style:style style:name="P13" style:family="paragraph" style:parent-style-name="Horizontal_20_Line">
      <loext:graphic-properties draw:fill-hatch-name="hatch"/>
      <style:paragraph-properties fo:margin-top="0in" fo:margin-bottom="0in" style:contextual-spacing="false" fo:line-height="150%"/>
      <style:text-properties style:font-name="Special Elite" fo:font-size="24pt" style:font-size-asian="24pt" style:font-size-complex="24pt"/>
    </style:style>
    <style:style style:name="P14" style:family="paragraph" style:parent-style-name="Standard">
      <loext:graphic-properties draw:fill-hatch-name="hatch"/>
      <style:paragraph-properties fo:margin-top="0in" fo:margin-bottom="0in" style:contextual-spacing="false" fo:line-height="150%"/>
      <style:text-properties style:font-name="Special Elite" fo:font-size="24pt" style:font-size-asian="24pt" style:font-size-complex="24pt"/>
    </style:style>
    <style:style style:name="P15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" fo:font-size="24pt" officeooo:rsid="000ba993" officeooo:paragraph-rsid="000ba993" style:font-size-asian="24pt" style:font-size-complex="24pt"/>
    </style:style>
    <style:style style:name="P16" style:family="paragraph" style:parent-style-name="Standard">
      <loext:graphic-properties draw:fill-hatch-name="hatch"/>
      <style:paragraph-properties fo:margin-top="0in" fo:margin-bottom="0in" style:contextual-spacing="false" fo:line-height="150%"/>
      <style:text-properties style:font-name="Special Elite" fo:font-size="24pt" officeooo:rsid="000ba993" officeooo:paragraph-rsid="000ba993" style:font-size-asian="24pt" style:font-size-complex="24pt"/>
    </style:style>
    <style:style style:name="P17" style:family="paragraph" style:parent-style-name="Standard">
      <loext:graphic-properties draw:fill-hatch-name="hatch"/>
      <style:paragraph-properties fo:margin-top="0in" fo:margin-bottom="0in" style:contextual-spacing="false" fo:line-height="150%" fo:text-align="start" style:justify-single-word="false"/>
      <style:text-properties style:font-name="Special Elite" fo:font-size="24pt" officeooo:rsid="000ae6ae" officeooo:paragraph-rsid="000ae6ae" style:font-size-asian="24pt" style:font-size-complex="24pt"/>
    </style:style>
    <style:style style:name="P18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24pt" fo:font-weight="bold" officeooo:rsid="001feec9" officeooo:paragraph-rsid="001feec9" style:font-size-asian="24pt" style:font-weight-asian="bold" style:font-size-complex="24pt" style:font-weight-complex="bold"/>
    </style:style>
    <style:style style:name="P19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1feec9" officeooo:paragraph-rsid="001feec9" style:font-size-asian="12pt" style:font-size-complex="12pt"/>
    </style:style>
    <style:style style:name="P20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2d52a7" officeooo:paragraph-rsid="002d52a7" style:font-size-asian="12pt" style:font-size-complex="12pt"/>
    </style:style>
    <style:style style:name="P21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307e5a" officeooo:paragraph-rsid="00307e5a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329796" officeooo:paragraph-rsid="00329796" style:font-size-asian="12pt" style:font-size-complex="12pt"/>
    </style:style>
    <style:style style:name="P23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35348a" officeooo:paragraph-rsid="0035348a" style:font-size-asian="12pt" style:font-size-complex="12pt"/>
    </style:style>
    <style:style style:name="P24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85aacb" officeooo:paragraph-rsid="0085aacb" style:font-size-asian="12pt" style:font-size-complex="12pt"/>
    </style:style>
    <style:style style:name="P25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fo:font-weight="normal" officeooo:rsid="0026b85d" officeooo:paragraph-rsid="0026b85d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85aacb" officeooo:paragraph-rsid="0085aacb" fo:background-color="transparent" style:font-size-asian="12pt" style:font-size-complex="12pt"/>
    </style:style>
    <style:style style:name="P27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" fo:font-size="52pt" officeooo:rsid="000ae6ae" officeooo:paragraph-rsid="000ae6ae" style:font-size-asian="52pt" style:font-size-complex="52pt"/>
    </style:style>
    <style:style style:name="P28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" fo:font-size="20pt" officeooo:rsid="000ae6ae" officeooo:paragraph-rsid="000ae6ae" style:font-size-asian="20pt" style:font-size-complex="20pt"/>
    </style:style>
    <style:style style:name="P29" style:family="paragraph" style:parent-style-name="Standard">
      <loext:graphic-properties draw:fill-hatch-name="hatch"/>
      <style:paragraph-properties fo:margin-top="0in" fo:margin-bottom="0in" style:contextual-spacing="false" fo:line-height="150%" fo:text-align="center" style:justify-single-word="false"/>
      <style:text-properties style:font-name="Special Elite" fo:font-size="18pt" officeooo:rsid="000ba993" officeooo:paragraph-rsid="000ba993" style:font-size-asian="18pt" style:font-size-complex="18pt"/>
    </style:style>
    <style:style style:name="P30" style:family="paragraph" style:parent-style-name="Standard" style:master-page-name="bomb1">
      <loext:graphic-properties draw:fill-hatch-name="hatch"/>
      <style:paragraph-properties fo:margin-top="0in" fo:margin-bottom="0in" style:contextual-spacing="false" fo:line-height="150%" fo:text-align="center" style:justify-single-word="false" style:page-number="auto"/>
      <style:text-properties style:font-name="Special Elite" fo:font-size="24pt" officeooo:rsid="000ba993" officeooo:paragraph-rsid="000ba993" style:font-size-asian="24pt" style:font-size-complex="24pt"/>
    </style:style>
    <style:style style:name="P31" style:family="paragraph" style:parent-style-name="Standard" style:master-page-name="bomb3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" fo:font-size="24pt" officeooo:rsid="0010df19" officeooo:paragraph-rsid="0010df19" style:font-size-asian="24pt" style:font-size-complex="24pt"/>
    </style:style>
    <style:style style:name="P32" style:family="paragraph" style:parent-style-name="Standard" style:master-page-name="bomb4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" fo:font-size="24pt" officeooo:rsid="0010df19" officeooo:paragraph-rsid="0011123e" style:font-size-asian="24pt" style:font-size-complex="24pt"/>
    </style:style>
    <style:style style:name="P33" style:family="paragraph" style:parent-style-name="Standard" style:master-page-name="bomb5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" fo:font-size="24pt" officeooo:rsid="0010df19" officeooo:paragraph-rsid="00111a2f" style:font-size-asian="24pt" style:font-size-complex="24pt"/>
    </style:style>
    <style:style style:name="P34" style:family="paragraph" style:parent-style-name="Standard" style:master-page-name="bomb6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" fo:font-size="24pt" officeooo:rsid="0010df19" officeooo:paragraph-rsid="0011ec57" style:font-size-asian="24pt" style:font-size-complex="24pt"/>
    </style:style>
    <style:style style:name="P35" style:family="paragraph" style:parent-style-name="Standard" style:master-page-name="bomb2">
      <loext:graphic-properties draw:fill-hatch-name="hatch"/>
      <style:paragraph-properties fo:margin-top="0in" fo:margin-bottom="0.1in" style:contextual-spacing="false" fo:line-height="150%" fo:text-align="start" style:justify-single-word="false" style:page-number="auto"/>
      <style:text-properties style:font-name="Special Elite" fo:font-size="24pt" fo:font-weight="bold" officeooo:rsid="0037eeff" officeooo:paragraph-rsid="0037eeff" style:font-size-asian="24pt" style:font-weight-asian="bold" style:font-size-complex="24pt" style:font-weight-complex="bold"/>
    </style:style>
    <style:style style:name="P36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24pt" fo:font-weight="bold" officeooo:rsid="001feec9" officeooo:paragraph-rsid="00883214" style:font-size-asian="24pt" style:font-weight-asian="bold" style:font-size-complex="24pt" style:font-weight-complex="bold"/>
    </style:style>
    <style:style style:name="P37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35348a" officeooo:paragraph-rsid="00883214" style:font-size-asian="12pt" style:font-size-complex="12pt"/>
    </style:style>
    <style:style style:name="P38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1feec9" officeooo:paragraph-rsid="00883214" style:font-size-asian="12pt" style:font-size-complex="12pt"/>
    </style:style>
    <style:style style:name="P39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2d52a7" officeooo:paragraph-rsid="00883214" style:font-size-asian="12pt" style:font-size-complex="12pt"/>
    </style:style>
    <style:style style:name="P40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307e5a" officeooo:paragraph-rsid="00883214" style:font-size-asian="12pt" style:font-size-complex="12pt"/>
    </style:style>
    <style:style style:name="P41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officeooo:rsid="00329796" officeooo:paragraph-rsid="00883214" style:font-size-asian="12pt" style:font-size-complex="12pt"/>
    </style:style>
    <style:style style:name="P42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fo:font-weight="normal" officeooo:rsid="0024bdaf" officeooo:paragraph-rsid="00883214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2pt" fo:font-weight="normal" officeooo:rsid="0026b85d" officeooo:paragraph-rsid="00883214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-hatch-name="hatch"/>
      <style:paragraph-properties fo:margin-top="0in" fo:margin-bottom="0.1in" style:contextual-spacing="false" fo:line-height="150%" fo:text-align="start" style:justify-single-word="false"/>
      <style:text-properties style:font-name="Special Elite" fo:font-size="14pt" style:text-underline-style="solid" style:text-underline-width="auto" style:text-underline-color="font-color" fo:font-weight="bold" officeooo:rsid="0022f20c" officeooo:paragraph-rsid="00883214" style:font-size-asian="14pt" style:font-weight-asian="bold" style:font-size-complex="14pt" style:font-weight-complex="bold"/>
    </style:style>
    <style:style style:name="T1" style:family="text">
      <style:text-properties officeooo:rsid="001383c5"/>
    </style:style>
    <style:style style:name="T2" style:family="text">
      <style:text-properties officeooo:rsid="0011123e"/>
    </style:style>
    <style:style style:name="T3" style:family="text">
      <style:text-properties officeooo:rsid="001457cf"/>
    </style:style>
    <style:style style:name="T4" style:family="text">
      <style:text-properties officeooo:rsid="001859f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1123e"/>
    </style:style>
    <style:style style:name="T7" style:family="text">
      <style:text-properties style:text-underline-style="solid" style:text-underline-width="auto" style:text-underline-color="font-color" officeooo:rsid="00111a2f"/>
    </style:style>
    <style:style style:name="T8" style:family="text">
      <style:text-properties style:text-underline-style="solid" style:text-underline-width="auto" style:text-underline-color="font-color" officeooo:rsid="001859f5"/>
    </style:style>
    <style:style style:name="T9" style:family="text">
      <style:text-properties style:text-underline-style="solid" style:text-underline-width="auto" style:text-underline-color="font-color" officeooo:rsid="001feec9"/>
    </style:style>
    <style:style style:name="T10" style:family="text">
      <style:text-properties officeooo:rsid="0020b2d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7883a"/>
    </style:style>
    <style:style style:name="T13" style:family="text">
      <style:text-properties style:font-name="Special Elite"/>
    </style:style>
    <style:style style:name="T14" style:family="text">
      <style:text-properties officeooo:rsid="00291ec5"/>
    </style:style>
    <style:style style:name="T15" style:family="text">
      <style:text-properties officeooo:rsid="002ac40b"/>
    </style:style>
    <style:style style:name="T16" style:family="text">
      <style:text-properties officeooo:rsid="002b36db"/>
    </style:style>
    <style:style style:name="T17" style:family="text">
      <style:text-properties officeooo:rsid="002c8be2"/>
    </style:style>
    <style:style style:name="T18" style:family="text">
      <style:text-properties officeooo:rsid="002edcb4"/>
    </style:style>
    <style:style style:name="T19" style:family="text">
      <style:text-properties officeooo:rsid="0030f00e"/>
    </style:style>
    <style:style style:name="T20" style:family="text">
      <style:text-properties officeooo:rsid="0030f188"/>
    </style:style>
    <style:style style:name="T21" style:family="text">
      <style:text-properties officeooo:rsid="003115fd"/>
    </style:style>
    <style:style style:name="T22" style:family="text">
      <style:text-properties officeooo:rsid="0039872b"/>
    </style:style>
    <style:style style:name="T23" style:family="text">
      <style:text-properties officeooo:rsid="00700989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85aacb" fo:background-color="#ffff00" loext:char-shading-value="0"/>
    </style:style>
    <style:style style:name="T26" style:family="text">
      <style:text-properties officeooo:rsid="0030f00e" fo:background-color="#ffff00" loext:char-shading-value="0"/>
    </style:style>
    <style:style style:name="T27" style:family="text">
      <style:text-properties officeooo:rsid="0030f00e" fo:background-color="#ffff00" loext:char-shading-value="0"/>
    </style:style>
    <style:style style:name="T28" style:family="text">
      <style:text-properties officeooo:rsid="007243dd" fo:background-color="#ffff00" loext:char-shading-value="0"/>
    </style:style>
    <style:style style:name="T29" style:family="text">
      <style:text-properties officeooo:rsid="007243dd" fo:background-color="#ffff00" loext:char-shading-value="0"/>
    </style:style>
    <style:style style:name="T30" style:family="text">
      <style:text-properties officeooo:rsid="002edcb4" fo:background-color="#ffff00" loext:char-shading-value="0"/>
    </style:style>
    <style:style style:name="T31" style:family="text">
      <style:text-properties officeooo:rsid="002edcb4" fo:background-color="#ffff00" loext:char-shading-value="0"/>
    </style:style>
    <style:style style:name="T32" style:family="text">
      <style:text-properties officeooo:rsid="0033c3b8"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86304e" fo:background-color="#ffff00" loext:char-shading-value="0"/>
    </style:style>
    <style:style style:name="T35" style:family="text">
      <style:text-properties officeooo:rsid="0086304e" fo:background-color="#ffff00" loext:char-shading-value="0"/>
    </style:style>
    <style:style style:name="T36" style:family="text">
      <style:text-properties officeooo:rsid="00897432" fo:background-color="#ffff00" loext:char-shading-value="0"/>
    </style:style>
    <style:style style:name="T37" style:family="text">
      <style:text-properties officeooo:rsid="00897432" fo:background-color="#ffff00" loext:char-shading-value="0"/>
    </style:style>
    <style:style style:name="T38" style:family="text">
      <style:text-properties officeooo:rsid="00a4bc3d" fo:background-color="#ffff00" loext:char-shading-value="0"/>
    </style:style>
    <style:style style:name="T39" style:family="text">
      <style:text-properties officeooo:rsid="00a4bc3d" fo:background-color="#ffff00" loext:char-shading-value="0"/>
    </style:style>
    <style:style style:name="T40" style:family="text">
      <style:text-properties officeooo:rsid="00870b1c"/>
    </style:style>
    <style:style style:name="T41" style:family="text">
      <style:text-properties officeooo:rsid="009417af"/>
    </style:style>
    <style:style style:name="T42" style:family="text">
      <style:text-properties officeooo:rsid="0087b29f"/>
    </style:style>
    <style:style style:name="T43" style:family="text">
      <style:text-properties officeooo:rsid="0087caa2"/>
    </style:style>
    <style:style style:name="T44" style:family="text">
      <style:text-properties officeooo:rsid="0086304e"/>
    </style:style>
    <style:style style:name="T45" style:family="text">
      <style:text-properties officeooo:rsid="00897432"/>
    </style:style>
    <style:style style:name="T46" style:family="text">
      <style:text-properties officeooo:rsid="007243dd"/>
    </style:style>
    <style:style style:name="T47" style:family="text">
      <style:text-properties officeooo:rsid="00a4b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efuse the Bomb</text:p>
      <text:p text:style-name="P15">A CSC 102 Project</text:p>
      <text:p text:style-name="P16"/>
      <text:p text:style-name="P29">Team: <text:span text:style-name="T24">&lt;</text:span><text:span text:style-name="T25">enter your team name&gt;</text:span></text:p>
      <text:p text:style-name="P14"/>
      <text:p text:style-name="P14"/>
      <text:p text:style-name="P13"/>
      <text:p text:style-name="P14"/>
      <text:p text:style-name="P27">BOMB DEFUSAL MANUAL</text:p>
      <text:p text:style-name="P13"/>
      <text:p text:style-name="P17"/>
      <text:p text:style-name="P17"/>
      <text:p text:style-name="P17"/>
      <text:p text:style-name="P28">Version 1</text:p>
      <text:p text:style-name="P28">Verification Code: <text:span text:style-name="T24">&lt;</text:span><text:span text:style-name="T25">enter your code&gt;</text:span></text:p>
      <text:p text:style-name="P35">The Game</text:p>
      <text:p text:style-name="P42">This project is based on the game <text:span text:style-name="T11">Keep Talking and Nobody Explodes</text:span><text:note text:id="ftn1" text:note-class="footnote"><text:note-citation>1</text:note-citation><text:note-body><text:p text:style-name="Footnote"><text:a xlink:type="simple" xlink:href="https://keeptalkinggame.com/" text:style-name="Internet_20_link" text:visited-style-name="Visited_20_Internet_20_Link"><text:span text:style-name="T13">https://keeptalkinggame.com/</text:span></text:a></text:p></text:note-body></text:note>, a cooperative bomb defusing party game. As the game designers put it, “You’re alone in a room with a bomb. Your friends, the <text:span text:style-name="T15">'</text:span>Experts<text:span text:style-name="T15">'</text:span>, have the manual needed to defuse it. But there’s a catch: the Experts can’t see the bomb, so everyone will need to talk it out – fast! Put your puzzle-solving and communication skills to the test as you and your friends race to defuse bombs quickly before time runs out!”</text:p>
      <text:p text:style-name="P43">Their version is a software game. Our version takes the idea and realizes it as a physical device with buttons, switches, and more! <text:span text:style-name="T40">Although our version can be played just like theirs, players can interact with both the bomb and this document </text:span><text:span text:style-name="T41">at the same time</text:span><text:span text:style-name="T40"> </text:span><text:span text:style-name="T42">(i.e., players can both defuse the bomb and serve as the “Experts”, using this document to help disarm the phases)</text:span><text:span text:style-name="T40">.</text:span></text:p>
      <text:p text:style-name="P43"><text:span text:style-name="T12">The backend </text:span><text:span text:style-name="T43">of our version of the game </text:span><text:span text:style-name="T12">is a Raspberry Pi</text:span><text:span text:style-name="T12"><text:note text:id="ftn2" text:note-class="footnote"><text:note-citation>2</text:note-citation><text:note-body><text:p text:style-name="Footnote"><text:a xlink:type="simple" xlink:href="https://www.raspberrypi.com/" text:style-name="Internet_20_link" text:visited-style-name="Visited_20_Internet_20_Link"><text:span text:style-name="T13">https://www.raspberrypi.com/</text:span></text:a></text:p></text:note-body></text:note></text:span><text:span text:style-name="T12"> computer that combines a typical computer with the ability to interact with the outside world through sensors. </text:span><text:span text:style-name="T14">The underlying software is written in Python</text:span><text:span text:style-name="T14"><text:note text:id="ftn3" text:note-class="footnote"><text:note-citation>3</text:note-citation><text:note-body><text:p text:style-name="Footnote"><text:a xlink:type="simple" xlink:href="https://www.python.org/" text:style-name="Internet_20_link" text:visited-style-name="Visited_20_Internet_20_Link"><text:span text:style-name="T13">https://www.python.org/</text:span></text:a></text:p></text:note-body></text:note></text:span><text:span text:style-name="T14"> and is the result of a </text:span><text:span text:style-name="T22">final </text:span><text:span text:style-name="T15">group-based </text:span><text:span text:style-name="T14">project in CSC 102 </text:span><text:span text:style-name="T20">(</text:span><text:span text:style-name="T14">The Science of Computing II</text:span><text:span text:style-name="T20">)</text:span><text:span text:style-name="T14"> </text:span><text:span text:style-name="T17">in the Computer Science Program </text:span><text:span text:style-name="T14">a</text:span><text:span text:style-name="T16">t</text:span><text:span text:style-name="T14"> the University of Tampa.</text:span></text:p>
      <text:p text:style-name="P36">Defusing Bombs</text:p>
      <text:p text:style-name="P38">The bomb will “explode” when its countdown reaches 0:00 or when too many strikes have occurred. <text:span text:style-name="T10">You defuse the bomb by </text:span><text:span text:style-name="T21">disarming</text:span><text:span text:style-name="T10"> all of its “phases” before the countdown expires.</text:span></text:p>
      <text:p text:style-name="P44">Phases</text:p>
      <text:p text:style-name="P39">The bomb has <text:span text:style-name="T33">four</text:span> phases, each of which must be <text:span text:style-name="T18">disarmed </text:span>to defuse the bomb. <text:span text:style-name="T33">The phases can be </text:span><text:span text:style-name="T31">disarmed </text:span><text:span text:style-name="T33">in any order. </text:span><text:span text:style-name="T35">Once a phase is disarmed, it </text:span><text:soft-page-break/><text:span text:style-name="T35">becomes inactive and changing it doesn't affect the bomb.</text:span><text:span text:style-name="T44"> </text:span><text:span text:style-name="T18">Instructions for disarming the phases </text:span><text:span text:style-name="T23">are</text:span><text:span text:style-name="T18"> provided in this document.</text:span></text:p>
      <text:p text:style-name="P44">Strikes</text:p>
      <text:p text:style-name="P40">A mistake in disarming a phase results in a strike. <text:span text:style-name="T19">Get too many strikes, and the bomb “explodes”. </text:span><text:span text:style-name="T27">Sometimes, the </text:span><text:span text:style-name="T37">remaining </text:span><text:span text:style-name="T27">countdown </text:span><text:span text:style-name="T37">time </text:span><text:span text:style-name="T27">will </text:span><text:span text:style-name="T29">be </text:span><text:span text:style-name="T37">decreased </text:span><text:span text:style-name="T29">and/or </text:span><text:span text:style-name="T27">go </text:span><text:span text:style-name="T37">by </text:span><text:span text:style-name="T27">faster when a certain number of strikes has occurred.</text:span></text:p>
      <text:p text:style-name="P44">Information</text:p>
      <text:p text:style-name="P41">A different version of the bomb is randomly presented each time it is “booted”. <text:span text:style-name="T47">There are </text:span><text:span text:style-name="T33">6,</text:span><text:span text:style-name="T39">72</text:span><text:span text:style-name="T33">0</text:span> <text:span text:style-name="T47">unique </text:span>versions of the bomb <text:span text:style-name="T47">with a whopping </text:span><text:span text:style-name="T33">1,1</text:span><text:span text:style-name="T39">76</text:span><text:span text:style-name="T33">,</text:span><text:span text:style-name="T39">0</text:span><text:span text:style-name="T33">00</text:span> <text:span text:style-name="T47">possible </text:span>variations!</text:p>
      <text:p text:style-name="P37">Disarming some phases will require specific information about the bomb. Pay close attention to the “bootup” text on the bomb's screen.</text:p>
      <text:p text:style-name="P23"/>
      <text:p text:style-name="P31"><text:span text:style-name="T9">Regarding t</text:span><text:span text:style-name="T6">he </text:span><text:span text:style-name="T5">Toggles</text:span></text:p>
      <text:p text:style-name="P26"/>
      <text:p text:style-name="P32"><text:span text:style-name="T9">Regarding t</text:span><text:span text:style-name="T6">he Button</text:span></text:p>
      <text:p text:style-name="P24"/>
      <text:p text:style-name="P33"><text:span text:style-name="T9">Regarding t</text:span><text:span text:style-name="T6">he </text:span><text:span text:style-name="T7">Keypad</text:span></text:p>
      <text:p text:style-name="P24"/>
      <text:p text:style-name="P34"><text:span text:style-name="T9">Regarding t</text:span><text:span text:style-name="T6">he </text:span><text:span text:style-name="T8">Wires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pecial Elite" svg:font-family="'Special Elite'" style:font-pitch="variable"/>
    <style:font-face style:name="Special Elite1" svg:font-family="'Special Elite'" style:font-adornments="Regular" style:font-pitch="variable"/>
  </office:font-face-decls>
  <office:styles>
    <draw:hatch draw:name="hatch" draw:style="single" draw:color="#3465a4" draw:distance="0.0079in" draw:rotation="0"/>
    <draw:fill-image draw:name="page-bg-noise-01" xlink:href="Pictures/10000000000004200000055788F951C698032568.png" xlink:type="simple" xlink:show="embed" xlink:actuate="onLoad"/>
    <draw:fill-image draw:name="page-bg-noise-02" xlink:href="Pictures/100000000000042000000557B1183BD5C003F760.png" xlink:type="simple" xlink:show="embed" xlink:actuate="onLoad"/>
    <draw:fill-image draw:name="page-bg-noise-03" xlink:href="Pictures/10000000000004200000055732A873183E16DBE7.png" xlink:type="simple" xlink:show="embed" xlink:actuate="onLoad"/>
    <draw:fill-image draw:name="page-bg-noise-04" xlink:href="Pictures/100000000000042000000557C876F0E4C2CCE76A.png" xlink:type="simple" xlink:show="embed" xlink:actuate="onLoad"/>
    <draw:fill-image draw:name="page-bg-noise-05" xlink:href="Pictures/100000000000042000000557FACFC6174D5F4711.png" xlink:type="simple" xlink:show="embed" xlink:actuate="onLoad"/>
    <draw:fill-image draw:name="page-bg-noise-06" xlink:href="Pictures/10000000000004200000055781685D9463ECE989.png" xlink:type="simple" xlink:show="embed" xlink:actuate="onLoad"/>
    <draw:fill-image draw:name="page-bg-noise-07" xlink:href="Pictures/1000000000000420000005573EF1411125D458C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style:font-name="Special Elite1" fo:font-family="'Special Elite'" style:font-style-name="Regular" style:font-pitch="variable" fo:font-size="10pt" fo:font-weight="normal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style:font-name="Special Elite1" fo:font-family="'Special Elite'" style:font-style-name="Regular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pecial Elite" fo:font-size="14pt" officeooo:rsid="000f1ed4" officeooo:paragraph-rsid="000f1ed4" style:font-size-asian="14pt" style:font-size-complex="14pt"/>
    </style:style>
    <style:style style:name="MP2" style:family="paragraph" style:parent-style-name="Footer">
      <style:text-properties style:font-name="Special Elite" fo:font-size="14pt" officeooo:rsid="0011123e" officeooo:paragraph-rsid="0011123e" style:font-size-asian="14pt" style:font-size-complex="14pt"/>
    </style:style>
    <style:style style:name="MP3" style:family="paragraph" style:parent-style-name="Header">
      <style:text-properties style:font-name="Special Elite" fo:font-size="14pt" officeooo:rsid="000f1ed4" officeooo:paragraph-rsid="0011123e" style:font-size-asian="14pt" style:font-size-complex="14pt"/>
    </style:style>
    <style:style style:name="MP4" style:family="paragraph" style:parent-style-name="Header">
      <style:text-properties style:font-name="Special Elite" fo:font-size="14pt" officeooo:rsid="000f1ed4" officeooo:paragraph-rsid="00111a2f" style:font-size-asian="14pt" style:font-size-complex="14pt"/>
    </style:style>
    <style:style style:name="MP5" style:family="paragraph" style:parent-style-name="Footer">
      <style:text-properties style:font-name="Special Elite" fo:font-size="14pt" officeooo:rsid="0011123e" officeooo:paragraph-rsid="00111a2f" style:font-size-asian="14pt" style:font-size-complex="14pt"/>
    </style:style>
    <style:style style:name="MP6" style:family="paragraph" style:parent-style-name="Header">
      <style:text-properties style:font-name="Special Elite" fo:font-size="14pt" officeooo:rsid="000f1ed4" officeooo:paragraph-rsid="0011ec57" style:font-size-asian="14pt" style:font-size-complex="14pt"/>
    </style:style>
    <style:style style:name="MP7" style:family="paragraph" style:parent-style-name="Footer">
      <style:text-properties style:font-name="Special Elite" fo:font-size="14pt" officeooo:rsid="0011123e" officeooo:paragraph-rsid="0011ec57" style:font-size-asian="14pt" style:font-size-complex="14pt"/>
    </style:style>
    <style:style style:name="MP8" style:family="paragraph" style:parent-style-name="Header">
      <style:text-properties style:font-name="Special Elite" fo:font-size="14pt" officeooo:rsid="000f1ed4" officeooo:paragraph-rsid="001383c5" style:font-size-asian="14pt" style:font-size-complex="14pt"/>
    </style:style>
    <style:style style:name="MP9" style:family="paragraph" style:parent-style-name="Footer">
      <style:text-properties style:font-name="Special Elite" fo:font-size="14pt" officeooo:rsid="0011123e" officeooo:paragraph-rsid="001457cf" style:font-size-asian="14pt" style:font-size-complex="14pt"/>
    </style:style>
    <style:style style:name="MP10" style:family="paragraph" style:parent-style-name="Header">
      <style:text-properties style:font-name="Special Elite" fo:font-size="14pt" officeooo:rsid="000f1ed4" officeooo:paragraph-rsid="0014c644" style:font-size-asian="14pt" style:font-size-complex="14pt"/>
    </style:style>
    <style:style style:name="MP11" style:family="paragraph" style:parent-style-name="Footer">
      <style:text-properties style:font-name="Special Elite" fo:font-size="14pt" officeooo:rsid="0011123e" officeooo:paragraph-rsid="0014c644" style:font-size-asian="14pt" style:font-size-complex="14pt"/>
    </style:style>
    <style:style style:name="MT1" style:family="text">
      <style:text-properties officeooo:rsid="001383c5"/>
    </style:style>
    <style:style style:name="MT2" style:family="text">
      <style:text-properties officeooo:rsid="0011123e"/>
    </style:style>
    <style:style style:name="MT3" style:family="text">
      <style:text-properties officeooo:rsid="001457cf"/>
    </style:style>
    <style:style style:name="MT4" style:family="text">
      <style:text-properties officeooo:rsid="001859f5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1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88F951C698032568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1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88F951C698032568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2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B1183BD5C003F760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3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32A873183E16DBE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2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4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C876F0E4C2CCE76A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3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5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FACFC6174D5F4711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4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6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81685D9463ECE989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5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ge-bg-noise-07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20000005573EF1411125D458C3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full" draw:fill-image-name="page-bg-noise-01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bitmap" draw:background-size="full" draw:fill-image-name="page-bg-noise-02" draw:fill-image-width="100%" draw:fill-image-height="100%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draw:fill="bitmap" draw:background-size="full" draw:fill-image-name="page-bg-noise-03" draw:fill-image-width="100%" draw:fill-image-height="100%" style:repeat="repeat" draw:fill-image-ref-point-x="0%" draw:fill-image-ref-point-y="0%" draw:fill-image-ref-point="center" draw:tile-repeat-offset="0% vertical"/>
    </style:style>
    <style:style style:name="Mdp5" style:family="drawing-page">
      <style:drawing-page-properties draw:fill="bitmap" draw:background-size="full" draw:fill-image-name="page-bg-noise-04" draw:fill-image-width="100%" draw:fill-image-height="100%" style:repeat="repeat" draw:fill-image-ref-point-x="0%" draw:fill-image-ref-point-y="0%" draw:fill-image-ref-point="center" draw:tile-repeat-offset="0% vertical"/>
    </style:style>
    <style:style style:name="Mdp6" style:family="drawing-page">
      <style:drawing-page-properties draw:fill="bitmap" draw:background-size="full" draw:fill-image-name="page-bg-noise-05" draw:fill-image-width="100%" draw:fill-image-height="100%" style:repeat="repeat" draw:fill-image-ref-point-x="0%" draw:fill-image-ref-point-y="0%" draw:fill-image-ref-point="center" draw:tile-repeat-offset="0% vertical"/>
    </style:style>
    <style:style style:name="Mdp7" style:family="drawing-page">
      <style:drawing-page-properties draw:fill="bitmap" draw:background-size="full" draw:fill-image-name="page-bg-noise-06" draw:fill-image-width="100%" draw:fill-image-height="100%" style:repeat="repeat" draw:fill-image-ref-point-x="0%" draw:fill-image-ref-point-y="0%" draw:fill-image-ref-point="center" draw:tile-repeat-offset="0% vertical"/>
    </style:style>
    <style:style style:name="Mdp8" style:family="drawing-page">
      <style:drawing-page-properties draw:fill="bitmap" draw:background-size="full" draw:fill-image-name="page-bg-noise-07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bomb1" style:page-layout-name="Mpm2" draw:style-name="Mdp1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  <style:master-page style:name="bomb2" style:page-layout-name="Mpm10" draw:style-name="Mdp3">
      <style:header>
        <text:p text:style-name="MP1">Defuse the Bomb | A CSC 102 Project<text:tab/><text:span text:style-name="MT1">Introduction</text:span></text:p>
      </style:header>
      <style:footer>
        <text:p text:style-name="MP2">Page <text:page-number text:select-page="current">2</text:page-number></text:p>
      </style:footer>
    </style:master-page>
    <style:master-page style:name="bomb3" style:page-layout-name="Mpm11" draw:style-name="Mdp4">
      <style:header>
        <text:p text:style-name="MP3">Defuse the Bomb | A CSC 102 Project<text:tab/><text:span text:style-name="MT2">The </text:span><text:span text:style-name="MT1">Toggles</text:span></text:p>
      </style:header>
      <style:footer>
        <text:p text:style-name="MP2">Page <text:page-number text:select-page="current">4</text:page-number></text:p>
      </style:footer>
    </style:master-page>
    <style:master-page style:name="bomb4" style:page-layout-name="Mpm12" draw:style-name="Mdp5">
      <style:header>
        <text:p text:style-name="MP4">Defuse the Bomb | A CSC 102 Project<text:tab/><text:span text:style-name="MT2">The </text:span><text:span text:style-name="MT1">Button</text:span></text:p>
      </style:header>
      <style:footer>
        <text:p text:style-name="MP5">Page <text:page-number text:select-page="current">5</text:page-number></text:p>
      </style:footer>
    </style:master-page>
    <style:master-page style:name="bomb5" style:page-layout-name="Mpm13" draw:style-name="Mdp6">
      <style:header>
        <text:p text:style-name="MP6">Defuse the Bomb | A CSC 102 Project<text:tab/><text:span text:style-name="MT2">The </text:span><text:span text:style-name="MT1">Keypad</text:span></text:p>
      </style:header>
      <style:footer>
        <text:p text:style-name="MP7">Page <text:page-number text:select-page="current">6</text:page-number></text:p>
      </style:footer>
    </style:master-page>
    <style:master-page style:name="bomb6" style:page-layout-name="Mpm14" draw:style-name="Mdp7">
      <style:header>
        <text:p text:style-name="MP8">Defuse the Bomb | A CSC 102 Project<text:tab/><text:span text:style-name="MT3">The </text:span><text:span text:style-name="MT4">Wires</text:span></text:p>
      </style:header>
      <style:footer>
        <text:p text:style-name="MP9">Page <text:page-number text:select-page="current">7</text:page-number></text:p>
      </style:footer>
    </style:master-page>
    <style:master-page style:name="bomb7" style:page-layout-name="Mpm15" draw:style-name="Mdp8">
      <style:header>
        <text:p text:style-name="MP10">Defuse the Bomb | A CSC 102 Project<text:tab/>???</text:p>
      </style:header>
      <style:footer>
        <text:p text:style-name="MP11">Page 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 Gourd</meta:initial-creator>
    <meta:creation-date>2023-04-10T13:44:23.564762598</meta:creation-date>
    <meta:editing-duration>PT1M50S</meta:editing-duration>
    <meta:editing-cycles>2</meta:editing-cycles>
    <meta:generator>LibreOffice/7.5.1.2$Linux_X86_64 LibreOffice_project/50$Build-2</meta:generator>
    <dc:description>A template for the "Bomb Defusal Manual" for the project.</dc:description>
    <dc:title>Defuse the Bomb | A CSC 102 Project</dc:title>
    <dc:date>2023-04-10T13:44:23.912122349</dc:date>
    <dc:creator>Jean Gourd</dc:creator>
    <meta:document-statistic meta:table-count="0" meta:image-count="0" meta:object-count="0" meta:page-count="7" meta:paragraph-count="38" meta:word-count="493" meta:character-count="2829" meta:non-whitespace-character-count="2373"/>
  </office:meta>
</office:document-meta>
</file>